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loext:contextual-spacing="false"/>
    </style:style>
    <style:style style:name="P2" style:family="paragraph" style:parent-style-name="Standard" style:master-page-name="Standard">
      <style:paragraph-properties fo:margin-top="0in" fo:margin-bottom="0.139in" loext:contextual-spacing="false" style:page-number="1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ere are numerous ways by which numerical values and other data can be represented in programming languages</text:p>
      <text:p text:style-name="P1"/>
      <text:p text:style-name="P1">Eg: different numerical bases (decimal, binary, hexadecimal, etc.)</text:p>
      <text:p text:style-name="P1"/>
      <text:p text:style-name="P1">Eg. 100101<text:span text:style-name="T1">2</text:span> =2<text:span text:style-name="T2">0</text:span>*1 + 2<text:span text:style-name="T2">1</text:span>*0 + … (from right)</text:p>
      <text:p text:style-name="P1"/>
      <text:p text:style-name="P1">In Python:</text:p>
      <text:p text:style-name="P1">Using base 2 (binary): 0b&lt;value&gt;</text:p>
      <text:p text:style-name="P1">Using base 6 (hexadecimal): 0x&lt;value&gt;</text:p>
      <text:p text:style-name="P1">Using base 8 (octal): 0&lt;value&gt;</text:p>
      <text:p text:style-name="P1"/>
      <text:p text:style-name="P1">Nested for-loops (we need to go derper)</text:p>
      <text:p text:style-name="P1"><text:s/>Eg inner = [“A”, “B”]</text:p>
      <text:p text:style-name="P1">outer = [“C”, “D”]</text:p>
      <text:p text:style-name="P1">for one in inner:</text:p>
      <text:p text:style-name="P1"><text:tab/>for two in outer:</text:p>
      <text:p text:style-name="P1"><text:tab/><text:tab/>print one + two</text:p>
      <text:p text:style-name="P1"><text:bookmark text:name="_gjdgxs"/>The loop prints every possible combination of inner and ou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CA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CA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4" meta:word-count="89" meta:character-count="516" meta:non-whitespace-character-count="437"/>
    <meta:generator>LibreOfficeDev/6.0.5.2$Linux_X86_64 LibreOffice_project/</meta:generator>
  </office:meta>
</office:document-meta>
</file>